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3pt" fo:font-weight="bold" officeooo:rsid="000c8523" officeooo:paragraph-rsid="000c8523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3pt" fo:font-weight="bold" officeooo:rsid="000c8523" officeooo:paragraph-rsid="000c8523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officeooo:rsid="000c8d85" officeooo:paragraph-rsid="000c8d85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3pt" fo:font-style="normal" fo:font-weight="normal" officeooo:rsid="000c8523" officeooo:paragraph-rsid="000c8523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c8d85"/>
    </style:style>
    <style:style style:name="T2" style:family="text">
      <style:text-properties fo:font-style="italic" officeooo:rsid="000c8d8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cionais – 2024/1 </text:p>
      <text:p text:style-name="P1">Primeiro Trabalho - Relatório</text:p>
      <text:p text:style-name="P1">buildimage: Leitor de Arquivos ELF </text:p>
      <text:p text:style-name="P1">Data de Entrega: <text:span text:style-name="T1">14</text:span> de abril de 2024</text:p>
      <text:p text:style-name="P3">Alunos: Camila Cardoso Cáceres, Luiz Gustavo S. S. Junqueira</text:p>
      <text:p text:style-name="P2"/>
      <text:p text:style-name="P2">Relatório de Implementação</text:p>
      <text:p text:style-name="P4"><text:tab/>O objetivo do programa desenvolvido é de, a partir de dois arquivos ELF – bootblock e kernel – gerar um arquivo de imagem de um sistema operacional, que pode ser identificado e iniciado pela BIOS.</text:p>
      <text:p text:style-name="P4"><text:tab/>Para isso, no código, primeiramente criamos o arquivo de imagem, onde serão escritos os programas do bootblock e do kernel, em seguida os abrimos e verificamos se realmente são arquivos do tipo ELF pelo ELF Header e lemos o Program Header, que contém as informações do programa.</text:p>
      <text:p text:style-name="P4"><text:tab/>Com isso, <text:span text:style-name="T1">na função </text:span><text:span text:style-name="T2">write_bootblock</text:span><text:span text:style-name="T1"> </text:span>primeiramente o programa do bootblock é lido. A partir dos campos p_offset e p_filesz do Program Header é possível identificar a posição e tamanho do programa do bootblock dentro do arquivo ELF, o qual é escrito no primeiro setor da imagem (512 bytes). </text:p>
      <text:p text:style-name="P4"><text:tab/><text:span text:style-name="T1">Após escrever o bootblock, colocamos a assinatura no final do primeiro setor para que o bootloader identifique que aquele é um arquivo de imagem de sistema. Então, o mesmo processo de escrita do bootblock se repete para o kernel, na função </text:span><text:span text:style-name="T2">write_kernel, </text:span><text:span text:style-name="T1">levando em consideração que o kernel possui 1 ou mais setores.</text:span></text:p>
      <text:p text:style-name="P4"><text:tab/><text:span text:style-name="T1">Depois de escrever os programas, é feita a escrita do número de setores do kernel no segundo byte do arquivo de imagem, na função </text:span><text:span text:style-name="T2">record_kernel_sectors</text:span><text:span text:style-name="T1">, para informar o bootloader.</text:span></text:p>
      <text:p text:style-name="P4"><text:tab/><text:span text:style-name="T1">Além dessas funcionalidades, temos a função </text:span><text:span text:style-name="T2">extended_opt</text:span><text:span text:style-name="T1">, que escreve na saída as informações sobre os arquivos bootblock e kernel. Também temos a função </text:span><text:span text:style-name="T2">count_kernel_sectors </text:span><text:span text:style-name="T1">que calcula o número de setores que o programa do kernel ocupa, garantindo que sempre ocupe um número inteiro de setores e seja arredondado para cima, ou seja, 513 bytes seriam 2 setores.</text:span></text:p>
      <text:p text:style-name="P4"><text:tab/><text:span text:style-name="T1">Do código fornecido pelo professor, removemos o parâmetro ELF Header de algumas funções visto que não era utilizado para o funcionamento do progra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7:23:17.138807795</meta:creation-date>
    <dc:date>2024-04-14T17:46:35.305839590</dc:date>
    <meta:editing-duration>PT8M48S</meta:editing-duration>
    <meta:editing-cycles>1</meta:editing-cycles>
    <meta:document-statistic meta:table-count="0" meta:image-count="0" meta:object-count="0" meta:page-count="1" meta:paragraph-count="13" meta:word-count="322" meta:character-count="1994" meta:non-whitespace-character-count="1672"/>
    <meta:generator>LibreOffice/7.3.7.2$Linux_X86_64 LibreOffice_project/30$Build-2</meta:generator>
  </office:meta>
</office:document-meta>
</file>